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4181in" fo:margin-left="-0.075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margin-top="0in" fo:margin-bottom="0in" fo:text-align="justify" style:justify-single-word="false"/>
    </style:style>
    <style:style style:name="P5" style:family="paragraph" style:parent-style-name="Standard">
      <style:paragraph-properties fo:margin-left="0.5in" fo:margin-right="0in" fo:margin-top="0in" fo:margin-bottom="0in" fo:text-align="justify" style:justify-single-word="false" fo:text-indent="0in" style:auto-text-indent="false"/>
      <style:text-properties fo:color="#800000"/>
    </style:style>
    <style:style style:name="P6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 style:list-style-name="L1">
      <style:paragraph-properties fo:text-align="justify" style:justify-single-word="false"/>
    </style:style>
    <style:style style:name="P10" style:family="paragraph" style:parent-style-name="Standard" style:list-style-name="L2">
      <style:paragraph-properties fo:text-align="justify" style:justify-single-word="false"/>
    </style:style>
    <style:style style:name="P11" style:family="paragraph" style:parent-style-name="Standard" style:list-style-name="L3">
      <style:paragraph-properties fo:text-align="justify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language-asian="zh" style:country-asian="C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G2271 Real Time Operating Systems</text:p>
      <text:p text:style-name="P3">Lab 6 – Synchronization Mechanisms</text:p>
      <text:p text:style-name="P3">Answer <text:s/>Book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Name:<text:span text:style-name="T2"> Song Yangyu</text:span></text:p>
          </table:table-cell>
          <table:table-cell table:style-name="Table1.A1" office:value-type="string">
            <text:p text:style-name="P1">Matric No:<text:span text:style-name="T2"> A0077863N</text:span></text:p>
          </table:table-cell>
        </table:table-row>
        <table:table-row table:style-name="Table1.1">
          <table:table-cell table:style-name="Table1.A1" office:value-type="string">
            <text:p text:style-name="P1">Name:<text:span text:style-name="T2"> Li Ruize</text:span></text:p>
          </table:table-cell>
          <table:table-cell table:style-name="Table1.A1" office:value-type="string">
            <text:p text:style-name="P1">Matric No:<text:span text:style-name="T2"> A0078040M</text:span></text:p>
          </table:table-cell>
        </table:table-row>
        <table:table-row table:style-name="Table1.1">
          <table:table-cell table:style-name="Table1.A1" office:value-type="string">
            <text:p text:style-name="P1">Lab day: Friday</text:p>
          </table:table-cell>
          <table:table-cell table:style-name="Table1.A1" office:value-type="string">
            <text:p text:style-name="P1">Lab time: 4pm ~ 6pm</text:p>
          </table:table-cell>
        </table:table-row>
      </table:table>
      <text:p text:style-name="P4"/>
      <text:p text:style-name="P4"><text:span text:style-name="T1">Question 1</text:span> (2 marks)</text:p>
      <text:p text:style-name="P4">Output is pasted below:</text:p>
      <text:p text:style-name="P5">ADD: New value of ctr is 1</text:p>
      <text:p text:style-name="P5">PRINT: Current value of ctr is 1 </text:p>
      <text:p text:style-name="P5">PRINT: ctr is too small. Zzzz.. g'night! </text:p>
      <text:p text:style-name="P5">ADD: New value of ctr is 2 </text:p>
      <text:p text:style-name="P5">ADD: New value of ctr is 3 </text:p>
      <text:p text:style-name="P5">ADD: New value of ctr is 4 </text:p>
      <text:p text:style-name="P5">ADD: New value of ctr is 5 </text:p>
      <text:p text:style-name="P5">ADD: New value of ctr is 6 </text:p>
      <text:p text:style-name="P5">ADD: New value of ctr is 7 </text:p>
      <text:p text:style-name="P5">ADD: New value of ctr is 8 </text:p>
      <text:p text:style-name="P5">ADD: New value of ctr is 9 </text:p>
      <text:p text:style-name="P5">ADD: New value of ctr is 10 </text:p>
      <text:p text:style-name="P5">ADD: Reached limit of 10! Waking up print thread </text:p>
      <text:p text:style-name="P5">PRINT: ctr is now 10! Exiting thread. </text:p>
      <text:p text:style-name="P4">This program would first create two threads: add and print.</text:p>
      <text:p text:style-name="P4">When print is executed, it would first lock ctr_mutex, then check if ctr reaches the MAX_COUNT; if not, it would be blocked, unlock the ctr_mutex, and wait for the ctr_cond signal.</text:p>
      <text:p text:style-name="P4">In the add function, it would add ctr each time in the while loop; if ctr reaches hte MAX_COUNT, it would signal “ctr_cond” so that the blocked print can be executed.</text:p>
      <text:p text:style-name="P4"/>
      <text:p text:style-name="P1"><text:span text:style-name="T1">Question 2</text:span> (3 marks)</text:p>
      <text:p text:style-name="P1">This program does not deadlock because the “pthread_cond_wait” would automatically unlock the “ctr_mutex”.</text:p>
      <text:p text:style-name="P1"><text:span text:style-name="T1">Question 3</text:span> (2 marks)</text:p>
      <text:p text:style-name="P1">At least one child thread does not block because the initial value of “sema1” is 1; therefore when the sem_wait is first called, it's positive therefore no need to be blocked.</text:p>
      <text:p text:style-name="P1"><text:span text:style-name="T1">Question 4</text:span> (2 marks)</text:p>
      <text:p text:style-name="P1"><text:soft-page-break/>Each time the main thread calls sem_post, 1 thread is woken.</text:p>
      <text:p text:style-name="P1"><text:span text:style-name="T1">Question 5</text:span> (2 marks)</text:p>
      <text:p text:style-name="P1">POSIX semaphores are different from mutexes because semaphore is implemented as a counter – it would count up when there's a “post” signal, and count-down when there's a “wait” signal – by doing so, it allows mulitple threads to be in “run-state” even if the “wait” is being called in each thread; while for the mutex, it's a global boolean variable – it would have no use when one tries to unlock a unlocked process. (but for semophere by doing a “post” would count up, therefore in the future this count-up can cancel a “wait” signal.)</text:p>
      <text:p text:style-name="P1"><text:span text:style-name="T1">Question 6</text:span> (3 marks)</text:p>
      <text:p text:style-name="P1">The changes we made were to use a semophare to control the order of execution.</text:p>
      <text:list xml:id="list1982456597" text:style-name="L1">
        <text:list-item>
          <text:p text:style-name="P9">add in the inlcude file for semophare:</text:p>
          <text:list>
            <text:list-header>
              <text:p text:style-name="P9">#include &lt;semaphore.h&gt; </text:p>
            </text:list-header>
          </text:list>
        </text:list-item>
        <text:list-item>
          <text:p text:style-name="P9">add in a semaphore variable: </text:p>
          <text:list>
            <text:list-header>
              <text:p text:style-name="P9">sem_t sema1;</text:p>
            </text:list-header>
          </text:list>
        </text:list-item>
        <text:list-item>
          <text:p text:style-name="P9">in the “add” function, wait for sema1 at the start:</text:p>
          <text:list>
            <text:list-header>
              <text:p text:style-name="P9">sem_wait(&amp;sema1);</text:p>
            </text:list-header>
          </text:list>
        </text:list-item>
        <text:list-item>
          <text:p text:style-name="P9">in the “print” function, after the printf statement, add in the “sem_post(&amp;sema1); ” to wake up add function</text:p>
        </text:list-item>
      </text:list>
      <text:p text:style-name="P1"><text:span text:style-name="T1">Question 7</text:span> (2 marks)</text:p>
      <text:p text:style-name="P1">The final sum is 0 + 1 + 2 + ... + <text:s/>49 = 1225</text:p>
      <text:p text:style-name="P1"><text:span text:style-name="T1">Question 8</text:span> (3 marks)</text:p>
      <text:p text:style-name="P1">The sum is incorrect. This is because the function reader executes before writter has written anything into the queue – meaning, even if there's nothing to read from the queue</text:p>
      <text:p text:style-name="P1"><text:span text:style-name="T1">Question 9</text:span> (6 marks)</text:p>
      <text:p text:style-name="P1">The changes we made were:</text:p>
      <text:list xml:id="list1387646585" text:style-name="L2">
        <text:list-item>
          <text:p text:style-name="P10">add in “semaphore.h” library to pcomm.h</text:p>
        </text:list-item>
        <text:list-item>
          <text:p text:style-name="P10">in the struct t (struct for the queue), add in two semaphore:</text:p>
          <text:list>
            <text:list-item>
              <text:p text:style-name="P10">sem_t sema_full;<text:tab/>// wait on full push</text:p>
            </text:list-item>
            <text:list-item>
              <text:p text:style-name="P10">sem_t sema_empty;<text:tab/>// wait on empty get</text:p>
            </text:list-item>
          </text:list>
        </text:list-item>
        <text:list-item>
          <text:p text:style-name="P10"><text:soft-page-break/>in pq_create, initialize the two semaphores:</text:p>
          <text:list>
            <text:list-item>
              <text:p text:style-name="P10">sem_init(&amp;(tmp-&gt;sema_full),1,0); </text:p>
            </text:list-item>
            <text:list-item>
              <text:p text:style-name="P10">sem_init(&amp;(tmp-&gt;sema_empty),1,0); </text:p>
            </text:list-item>
          </text:list>
        </text:list-item>
        <text:list-item>
          <text:p text:style-name="P10">in pq_destory, destory the two semaphores:</text:p>
          <text:list>
            <text:list-item>
              <text:p text:style-name="P10">sem_destroy(&amp;(q-&gt;sema_full));</text:p>
            </text:list-item>
            <text:list-item>
              <text:p text:style-name="P10">sem_destroy(&amp;(q-&gt;sema_empty));</text:p>
            </text:list-item>
          </text:list>
        </text:list-item>
        <text:list-item>
          <text:p text:style-name="P10">In pq_put, add in wait for semaphore when the queue is full:</text:p>
          <text:list>
            <text:list-header>
              <text:p text:style-name="P10">// Wait if full. </text:p>
            </text:list-header>
          </text:list>
        </text:list-item>
      </text:list>
      <text:p text:style-name="P6"><text:s text:c="6"/>while(q-&gt;count == q-&gt;size){ </text:p>
      <text:p text:style-name="P6"><text:s text:c="10"/>sem_wait(&amp;(q-&gt;sema_full)); </text:p>
      <text:p text:style-name="P6"><text:s text:c="6"/>} <text:s text:c="2"/></text:p>
      <text:list xml:id="list1154239377" text:continue-numbering="true" text:style-name="L2">
        <text:list-item>
          <text:p text:style-name="P10">also in this function, when the number of elements changed from 0 to one, give a post to sema_empty:</text:p>
          <text:list>
            <text:list-header>
              <text:p text:style-name="P10"><text:s/>if(q-&gt;count == 1) <text:s text:c="2"/>sem_post(&amp;q-&gt;sema_empty); </text:p>
            </text:list-header>
          </text:list>
        </text:list-item>
        <text:list-item>
          <text:p text:style-name="P10">Similarly in pq_get function, add in this</text:p>
          <text:list>
            <text:list-item>
              <text:p text:style-name="P10"><text:s text:c="4"/>// Wait on empty -- a while loop is needed to use up all the positive posts </text:p>
              <text:p text:style-name="P10"><text:s text:c="4"/>while(q-&gt;count == 0) <text:s text:c="3"/>sem_wait(&amp;(q-&gt;sema_empty)); </text:p>
            </text:list-item>
            <text:list-item>
              <text:p text:style-name="P10">// check to wake up the put, if it's no longer full </text:p>
              <text:p text:style-name="P10"><text:s text:c="4"/>if(q-&gt;count == q-&gt;size -1) <text:s/>sem_post(&amp;q-&gt;sema_full); </text:p>
            </text:list-item>
          </text:list>
        </text:list-item>
      </text:list>
      <text:p text:style-name="P1"/>
      <text:p text:style-name="P1"><text:span text:style-name="T1">Question 10</text:span> (5 marks)</text:p>
      <text:p text:style-name="P1">The changes we made, in the file “lab6_3.c” were:</text:p>
      <text:list xml:id="list1995369319" text:style-name="L3">
        <text:list-item>
          <text:p text:style-name="P11">include the library “semaphore.h”</text:p>
        </text:list-item>
        <text:list-item>
          <text:p text:style-name="P11">create a global variable (semaphore): “sem_t all_completed”</text:p>
        </text:list-item>
        <text:list-item>
          <text:p text:style-name="P11">in the main function:</text:p>
          <text:list>
            <text:list-item>
              <text:p text:style-name="P11">initialize this semaphore: sem_init(&amp;all_completed,1,0);</text:p>
            </text:list-item>
            <text:list-item>
              <text:p text:style-name="P11">before destorying the queue, wait 6 times for all programs to complete :</text:p>
              <text:p text:style-name="P11"><text:soft-page-break/><text:s/>for(i=0; i&lt;6; i++) <text:s text:c="3"/>sem_wait(&amp;all_completed); </text:p>
            </text:list-item>
          </text:list>
        </text:list-item>
        <text:list-item>
          <text:p text:style-name="P11">at the end of the writter function and the end of the reader function, post to semaphore all_complete:</text:p>
          <text:p text:style-name="P11">sem_post(&amp;all_completed); <text:s text:c="3"/>// finish execution, post to allow main to go</text:p>
        </text:list-item>
      </text:list>
      <text:p text:style-name="P1"/>
      <text:p text:style-name="P2">ANSWER BOOK TOTAL: _____/30</text:p>
      <text:p text:style-name="P2"/>
      <text:p text:style-name="P2">DEMO: ____/5</text:p>
      <text:p text:style-name="P2">TOTAL: ____/35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SG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SG" style:letter-kerning="true" style:font-name-asian="AR PL UMing H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in Tan</meta:initial-creator>
    <dc:creator>Song Yangyu</dc:creator>
    <meta:editing-cycles>26</meta:editing-cycles>
    <meta:creation-date>2010-09-24T14:00:00</meta:creation-date>
    <dc:date>2011-10-28T16:43:24</dc:date>
    <meta:editing-duration>PT3H58M57S</meta:editing-duration>
    <meta:generator>LibreOffice/3.4$Linux LibreOffice_project/340m1$Build-302</meta:generator>
    <meta:printed-by>Song Yangyu</meta:printed-by>
    <meta:print-date>2011-10-28T16:10:26</meta:print-date>
    <meta:document-statistic meta:table-count="1" meta:image-count="0" meta:object-count="0" meta:page-count="4" meta:paragraph-count="86" meta:word-count="752" meta:character-count="4320" meta:non-whitespace-character-count="3600"/>
    <meta:user-defined meta:name="AppVersion">14.0000</meta:user-defined>
    <meta:user-defined meta:name="Company">National University of Singapor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